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000000263466E39B9DBC356D4.png" manifest:media-type="image/png"/>
  <manifest:file-entry manifest:full-path="Pictures/100000000000031C0000028A49FE40CC701DCE5D.png" manifest:media-type="image/png"/>
  <manifest:file-entry manifest:full-path="Pictures/10000000000001920000024424FE79A2FE781C24.png" manifest:media-type="image/png"/>
  <manifest:file-entry manifest:full-path="Pictures/100000000000016E0000023D7D21481FF473638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.091cm, 0.992cm, 1.487cm, 1.237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6.75cm" fo:min-width="3.75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3.75cm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.091cm, 1.185cm, 1.487cm, 1.541cm)" draw:image-opacity="100%" style:mirror="none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.801cm, 0cm, 1.021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9.684cm" svg:height="15.161cm" svg:x="1.5cm" svg:y="1.839cm">
          <draw:image xlink:href="Pictures/100000000000016E0000023D7D21481FF4736383.png" xlink:type="simple" xlink:show="embed" xlink:actuate="onLoad" draw:mime-type="image/png">
            <text:p/>
          </draw:image>
        </draw:frame>
        <draw:frame draw:style-name="gr1" draw:text-style-name="P1" draw:layer="layout" svg:width="10.636cm" svg:height="15.346cm" svg:x="11cm" svg:y="1.5cm">
          <draw:image xlink:href="Pictures/10000000000001920000024424FE79A2FE781C24.png" xlink:type="simple" xlink:show="embed" xlink:actuate="onLoad" draw:mime-type="image/png">
            <text:p/>
          </draw:image>
        </draw:frame>
        <draw:frame draw:style-name="gr2" draw:text-style-name="P2" draw:layer="layout" svg:width="8cm" svg:height="1.5cm" svg:x="2.4cm" svg:y="1.1cm">
          <draw:text-box>
            <text:p>NAPI SOM 1.0 GPIO MAP</text:p>
          </draw:text-box>
        </draw:frame>
        <draw:frame draw:style-name="gr3" draw:text-style-name="P1" draw:layer="layout" svg:width="6.5cm" svg:height="5.046cm" svg:x="1.4cm" svg:y="17cm">
          <draw:image xlink:href="Pictures/100000000000031C0000028A49FE40CC701DCE5D.png" xlink:type="simple" xlink:show="embed" xlink:actuate="onLoad" draw:mime-type="image/png">
            <text:p/>
          </draw:image>
        </draw:frame>
        <draw:frame draw:style-name="gr1" draw:text-style-name="P1" draw:layer="layout" svg:width="6.406cm" svg:height="4.992cm" svg:x="10.5cm" svg:y="17cm">
          <draw:image xlink:href="Pictures/100000000000031000000263466E39B9DBC356D4.png" xlink:type="simple" xlink:show="embed" xlink:actuate="onLoad" draw:mime-type="image/png">
            <text:p/>
          </draw:image>
        </draw:frame>
        <draw:custom-shape draw:style-name="gr4" draw:text-style-name="P3" draw:layer="layout" svg:width="4.25cm" svg:height="7cm" svg:x="18.25cm" svg:y="16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25cm" svg:height="2.5cm" svg:x="16.5cm" svg:y="0.2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frame draw:style-name="gr6" draw:text-style-name="P1" draw:layer="layout" svg:width="18.499cm" svg:height="14.75cm" svg:x="1.25cm" svg:y="5.5cm">
          <draw:image xlink:href="Pictures/100000000000031C0000028A49FE40CC701DCE5D.png" xlink:type="simple" xlink:show="embed" xlink:actuate="onLoad" draw:mime-type="image/png">
            <text:p/>
          </draw:image>
        </draw:frame>
      </draw:page>
      <draw:page draw:name="page3" draw:style-name="dp1" draw:master-page-name="Обычный">
        <draw:frame draw:style-name="gr7" draw:text-style-name="P1" draw:layer="layout" svg:width="18.499cm" svg:height="15.806cm" svg:x="1.25cm" svg:y="2.944cm">
          <draw:image xlink:href="Pictures/100000000000031000000263466E39B9DBC356D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4T19:45:04.370518694</meta:creation-date>
    <dc:date>2024-03-14T20:02:05.808765790</dc:date>
    <meta:editing-duration>PT5M51S</meta:editing-duration>
    <meta:editing-cycles>1</meta:editing-cycles>
    <meta:document-statistic meta:object-count="9"/>
    <meta:generator>LibreOffice/7.3.7.2$Linux_X86_64 LibreOffice_project/30$Build-2</meta:generator>
  </office:meta>
</office:document-meta>
</file>